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TableColumn22" style:family="table-column">
      <style:table-column-properties style:column-width="2.1527in"/>
    </style:style>
    <style:style style:name="TableColumn23" style:family="table-column">
      <style:table-column-properties style:column-width="0.6666in"/>
    </style:style>
    <style:style style:name="Table21" style:family="table">
      <style:table-properties style:width="2.8194in" fo:margin-left="0in" table:align="left"/>
    </style:style>
    <style:style style:name="TableRow24" style:family="table-row">
      <style:table-row-properties style:min-row-height="0.2083in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ální" style:family="paragraph">
      <style:text-properties fo:color="#000000" fo:font-size="11pt" style:font-size-asian="11pt" style:font-size-complex="11pt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ální" style:family="paragraph">
      <style:text-properties fo:color="#000000" fo:font-size="11pt" style:font-size-asian="11pt" style:font-size-complex="11pt"/>
    </style:style>
    <style:style style:name="TableCell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" style:parent-style-name="Normální" style:family="paragraph">
      <style:text-properties fo:color="#000000" fo:font-size="11pt" style:font-size-asian="11pt" style:font-size-complex="11pt"/>
    </style:style>
    <style:style style:name="TableCell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ální" style:family="paragraph">
      <style:text-properties fo:color="#000000" fo:font-size="11pt" style:font-size-asian="11pt" style:font-size-complex="11pt"/>
    </style:style>
    <style:style style:name="TableCell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" style:parent-style-name="Normální" style:family="paragraph">
      <style:text-properties fo:color="#000000" fo:font-size="11pt" style:font-size-asian="11pt" style:font-size-complex="11pt"/>
    </style:style>
    <style:style style:name="TableCell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" style:parent-style-name="Normální" style:family="paragraph">
      <style:text-properties fo:color="#000000" fo:font-size="11pt" style:font-size-asian="11pt" style:font-size-complex="11pt"/>
    </style:style>
    <style:style style:name="TableCell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" style:parent-style-name="Normální" style:family="paragraph">
      <style:text-properties fo:color="#000000" fo:font-size="11pt" style:font-size-asian="11pt" style:font-size-complex="11pt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ální" style:family="paragraph">
      <style:text-properties fo:color="#000000" fo:font-size="11pt" style:font-size-asian="11pt" style:font-size-complex="11pt"/>
    </style:style>
    <style:style style:name="TableCell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" style:parent-style-name="Normální" style:family="paragraph">
      <style:paragraph-properties fo:text-align="end"/>
      <style:text-properties fo:color="#000000" fo:font-size="11pt" style:font-size-asian="11pt" style:font-size-complex="11pt"/>
    </style:style>
    <style:style style:name="P64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4/2021<text:bookmark-end text:name="Text14"/></text:p>
            <text:p text:style-name="Normální">KVOP-8792/2021<text:bookmark-end text:name="Text2"/></text:p>
            <text:p text:style-name="Normální"><text:bookmark-start text:name="Text6"/>01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K.</text:p>
            <text:p text:style-name="Normální"/>
            <text:p text:style-name="Normální"/>
            <text:p text:style-name="Normální"/>
            <text:p text:style-name="Normální"><text:span text:style-name="T17">e-mail:</text:span><text:s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podle zákona č. 106/1999 Sb., o svobodném přístupu k informacím, ve znění pozdějších předpisů</text:h>
      <text:p text:style-name="Normální"/>
      <text:p text:style-name="Základnítext">Vážený pane K.,</text:p>
      <text:p text:style-name="Základnítext">dne 19. února 2021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počet stížností ombudsmanovi na diskriminaci v oblasti zdravotnictví za léta 2019, 2020, 2021</text:p>
        </text:list-item>
        <text:list-item>
          <text:p text:style-name="P19">rozdělení stížností podle diskriminačních důvodů (např. kolik z důvodu etnicity, pohlaví, věku apod.)</text:p>
        </text:list-item>
        <text:list-item>
          <text:p text:style-name="P20">všechny dokumenty (všechny zprávy, doporučení, stanoviska), které ombudsman či Kancelář ombudsmana vydali v roce 2019, 2020 a 2021 v otázce diskriminace ve zdravotnictví.<text:s/></text:p>
        </text:list-item>
      </text:list>
      <text:p text:style-name="Základnítext">K Vaší žádosti<text:s/><text:span text:style-name="Silné">poskytuji následující informace</text:span>:</text:p>
      <text:h text:style-name="Nadpis2" text:outline-level="2">K bodu č. 1</text:h>
      <text:p text:style-name="Základnítext">V roce 2019 bylo veřejnému ochránci práv podáno 10 podnětů na diskriminaci v oblasti poskytování zdravotní péče. V roce 2020 se jednalo o 12 podnětů a v roce 2021 dosud o tři podněty.</text:p>
      <text:h text:style-name="Nadpis2" text:outline-level="2">K bodu č. 2</text:h>
      <text:p text:style-name="Základnítext">V podnětech na<text:s/>diskriminaci v oblasti poskytování zdravotní péče v letech 2019-2021 bylo rozdělení namítaných diskriminačních důvodů následující: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státní příslušnost</text:p>
          </table:table-cell>
          <table:table-cell table:style-name="TableCell27">
            <text:p text:style-name="P28">1</text:p>
          </table:table-cell>
        </table:table-row>
        <table:table-row table:style-name="TableRow29">
          <table:table-cell table:style-name="TableCell30">
            <text:p text:style-name="P31">národnost</text:p>
          </table:table-cell>
          <table:table-cell table:style-name="TableCell32">
            <text:p text:style-name="P33">0</text:p>
          </table:table-cell>
        </table:table-row>
        <table:table-row table:style-name="TableRow34">
          <table:table-cell table:style-name="TableCell35">
            <text:p text:style-name="P36">pohlaví</text:p>
          </table:table-cell>
          <table:table-cell table:style-name="TableCell37">
            <text:p text:style-name="P38">6</text:p>
          </table:table-cell>
        </table:table-row>
        <table:table-row table:style-name="TableRow39">
          <table:table-cell table:style-name="TableCell40">
            <text:p text:style-name="P41">sexuální orientace</text:p>
          </table:table-cell>
          <table:table-cell table:style-name="TableCell42">
            <text:p text:style-name="P43">2</text:p>
          </table:table-cell>
        </table:table-row>
        <table:table-row table:style-name="TableRow44">
          <table:table-cell table:style-name="TableCell45">
            <text:p text:style-name="P46">věk</text:p>
          </table:table-cell>
          <table:table-cell table:style-name="TableCell47">
            <text:p text:style-name="P48">3</text:p>
          </table:table-cell>
        </table:table-row>
        <text:soft-page-break/>
        <table:table-row table:style-name="TableRow49">
          <table:table-cell table:style-name="TableCell50">
            <text:p text:style-name="P51">zdravotní postižení</text:p>
          </table:table-cell>
          <table:table-cell table:style-name="TableCell52">
            <text:p text:style-name="P53">12</text:p>
          </table:table-cell>
        </table:table-row>
        <table:table-row table:style-name="TableRow54">
          <table:table-cell table:style-name="TableCell55">
            <text:p text:style-name="P56">náboženství, víra, světový<text:s/>názor</text:p>
          </table:table-cell>
          <table:table-cell table:style-name="TableCell57">
            <text:p text:style-name="P58">2</text:p>
          </table:table-cell>
        </table:table-row>
        <table:table-row table:style-name="TableRow59">
          <table:table-cell table:style-name="TableCell60">
            <text:p text:style-name="P61">rasa, etnický původ</text:p>
          </table:table-cell>
          <table:table-cell table:style-name="TableCell62">
            <text:p text:style-name="P63">1</text:p>
          </table:table-cell>
        </table:table-row>
      </table:table>
      <text:p text:style-name="Základnítext">Dodávám, že v některých podnětech je namítán více než jeden diskriminační důvod.</text:p>
      <text:h text:style-name="Nadpis2" text:outline-level="2">K bodu č. 3</text:h>
      <text:p text:style-name="Základnítext">Některé z požadovaných výstupů ochránce najdete zveřejněnou na internetových stránkách veřejného ochránce práv pod níže uvedenými<text:s/>odkazy:</text:p>
      <text:p text:style-name="Základnítext"><text:a xlink:href="https://eso.ochrance.cz/Nalezene/Edit/7768" office:target-frame-name="_top" xlink:show="replace"><text:span text:style-name="Hypertextovýodkaz">https://eso.ochrance.cz/Nalezene/Edit/7768</text:span></text:a><text:s text:c="2"/></text:p>
      <text:p text:style-name="Základnítext"><text:a xlink:href="https://eso.ochrance.cz/Nalezene/Edit/8690" office:target-frame-name="_top" xlink:show="replace"><text:span text:style-name="Hypertextovýodkaz">https://eso.ochrance.cz/Nalezene/Edit/8690</text:span></text:a></text:p>
      <text:p text:style-name="Základnítext"><text:a xlink:href="https://eso.ochrance.cz/Nalezene/Edit/7904" office:target-frame-name="_top" xlink:show="replace"><text:span text:style-name="Hypertextovýodkaz">https://eso.ochrance.cz/Nalezene/Edit/7904</text:span></text:a><text:s/></text:p>
      <text:p text:style-name="Základnítext">Další z požadovaných výstupů ochránce zasílám přílohou tohoto dopisu.<text:s/></text:p>
      <text:p text:style-name="Základnítext">Nad rámec Vaší žádosti bych chtěl dodat, že vybrané výstupy ochránce lze nalézt v Evidenci stanovisek ochránce na adrese <text:s/><text:a xlink:href="https://eso.ochrance.cz/" office:target-frame-name="_top" xlink:show="replace"><text:span text:style-name="Hypertextovýodkaz">https://eso.ochrance.cz/</text:span></text:a>. <text:s/>Ve vyhledávači je možné filtrovat podle oblastí (roletkové menu Oblast práva) i podle diskriminačních důvodů (roletkové menu Heslář). Další výstupy<text:s/>ochránce v oblasti diskriminace, zejména výroční zprávy a výzkumy, lze rovněž nalézt na webových stránkách<text:s/><text:a xlink:href="http://www.ochrance.cz" office:target-frame-name="_top" xlink:show="replace"><text:span text:style-name="Hypertextovýodkaz">www.ochrance.cz</text:span></text:a><text:s/>pod záložkou Diskriminace.<text:s/></text:p>
      <text:p text:style-name="podpis"/>
      <text:p text:style-name="podpis"/>
      <text:p text:style-name="podpis"/>
      <text:p text:style-name="podpis">JUDr. Pavel Pořízek, Ph.D., v. r.</text:p>
      <text:p text:style-name="podpis">vedoucí Kanceláře veřejného<text:s/>ochránce práv</text:p>
      <text:p text:style-name="podpis">(podepsáno elektronicky)</text:p>
      <text:p text:style-name="podpis"/>
      <text:p text:style-name="podpis"/>
      <text:p text:style-name="podpis"/>
      <text:p text:style-name="P64">5 příloh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6L5A*</text:span></text:p>
        <text:p text:style-name="P12"><text:span text:style-name="T13">KVOPX00B6L5A</text:span>KVOPX00B6L5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45:00Z</meta:creation-date>
    <dc:date>2021-03-15T08:22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5" meta:word-count="380" meta:character-count="2617" meta:row-count="18" meta:non-whitespace-character-count="2242"/>
  </office:meta>
</office:document-meta>
</file>